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'Courage, hard work, self mastery and intelligent effort are essential for successful life''<text:tab/>--- Theodore Roosevelt</text:p>
      <text:p text:style-name="P1"/>
      <text:p text:style-name="P1">''One can have no greater mastery than mastery on oneself'' --- Leonardo Da Vinci</text:p>
      <text:p text:style-name="P1"/>
      <text:p text:style-name="P1">''A personal choice to rise above one's circumstances and demonstrate the ownership and necessary to achieve desired goal '' --- The Oz Principle, Definition of Accountability</text:p>
      <text:p text:style-name="P1"/>
      <text:p text:style-name="P1">''Effective leadership flows from effectively leading yourself '' --- Thai Ngunyen</text:p>
      <text:p text:style-name="P1"/>
      <text:p text:style-name="P1">''The People who get things done, who lead, who grow and who make impact those people have goals'' --- Seth Goath</text:p>
      <text:p text:style-name="P1"/>
      <text:p text:style-name="P1">''Mindset is what seperates best from rest'' --- John Assara</text:p>
      <text:p text:style-name="P1"/>
      <text:p text:style-name="P1">''You cannot dream yourself into character; you must hammer yourself and forge'' --- Henry David Theoru</text:p>
      <text:p text:style-name="P1"/>
      <text:p text:style-name="P1">''Coming together is beginning, Keeping together is progress and working together is Success'' --- Henry Ford</text:p>
      <text:p text:style-name="P1"/>
      <text:p text:style-name="P1">''Individual Work to a group effort-- that what makes a team effort, a company effort, a society effort and a civilization effort '' --- Vince Lombardi</text:p>
      <text:p text:style-name="P1"/>
      <text:p text:style-name="P1">''Solving the Rubik's cube is complicated. Establishing the product as worldwide suitable and commercial success was complex'' --- David Benjamin and David Komlos</text:p>
      <text:p text:style-name="P1"/>
      <text:p text:style-name="P1"><text:soft-page-break/>''For a complex challenge the degree of difficulty is exponentially higher and Complex challenges cannot be solved with the tools used to solve complicated tasks.The solution must be created new'' --- Marshal1 Goldsmith</text:p>
      <text:p text:style-name="P1"/>
      <text:p text:style-name="P1">''Problem Solving Mindsets'' --- mckinsey</text:p>
      <text:p text:style-name="P1"/>
      <text:p text:style-name="P1">''Our minds are essentially hardwired to think fast" --- Daniel Kahneman</text:p>
      <text:p text:style-name="P1"/>
      <text:p text:style-name="P1">''A Problem cannot be solved with the same level of thinking that created them'' --- Albert Einstein</text:p>
      <text:p text:style-name="P1"/>
      <text:p text:style-name="P1">''A Successful talk is a miracle - People see the world differently afterwards'' --- Chris Anderson and TED Curator</text:p>
      <text:p text:style-name="P1"/>
      <text:p text:style-name="P1">''No Need , No money, No Hurry , No Desire, No Trust'' --- Zig Ziglar</text:p>
      <text:p text:style-name="P1"/>
      <text:p text:style-name="P1">''Modes of persuasion'' --- Aristotle Retoric</text:p>
      <text:p text:style-name="P1"/>
      <text:p text:style-name="P1">''To be a model commit yourself to your own personal mastery'' --- Peter Senge</text:p>
      <text:p text:style-name="P1"/>
      <text:p text:style-name="P1">''There is nothing noble in being superior to your fellow man; true nobility is being superior to your former self'' --- Ernest Hemingway</text:p>
      <text:p text:style-name="P1"/>
      <text:p text:style-name="P1">''If I had an hour to solve a problem I’d spend 55 minutes thinking about the problem and 5 minutes thinking about solutions'' --- Albert Einstein</text:p>
      <text:p text:style-name="P1"/>
      <text:p text:style-name="P1">''In complex problem solving, there is no recipe, there is only Art'' --- Zafar Archi</text:p>
      <text:p text:style-name="P1"/>
      <text:p text:style-name="P1">''Personal mastery is the discipline of personal growth and learning'' --- Peter Senge</text:p>
      <text:p text:style-name="P1"><text:soft-page-break/></text:p>
      <text:p text:style-name="P1">''Only type of leadership that will be counted in 21st century is Personal Leadership'' --- Peter Drucker</text:p>
      <text:p text:style-name="P1"/>
      <text:p text:style-name="P1">''Every sale has 5 basic obstacles: no need, no money, no hurry, no desire, no trust'' --- Zig Ziglar</text:p>
      <text:p text:style-name="P1"/>
      <text:p text:style-name="P1">''I have a dream speech'' --- Dr. Martin Luther K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1T10:39:34.046529627</dc:date>
    <meta:editing-duration>PT33S</meta:editing-duration>
    <meta:editing-cycles>1</meta:editing-cycles>
    <meta:document-statistic meta:table-count="0" meta:image-count="0" meta:object-count="0" meta:page-count="3" meta:paragraph-count="25" meta:word-count="422" meta:character-count="2603" meta:non-whitespace-character-count="2206"/>
    <meta:generator>LibreOffice/6.4.7.2$Linux_X86_64 LibreOffice_project/40$Build-2</meta:generator>
  </office:meta>
</office:document-meta>
</file>